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53mm"/>
    </style:style>
    <style:style style:name="co6" style:family="table-column">
      <style:table-column-properties fo:break-before="auto" style:column-width="46.11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6mm"/>
    </style:style>
    <style:style style:name="co10" style:family="table-column">
      <style:table-column-properties fo:break-before="auto" style:column-width="20.32mm"/>
    </style:style>
    <style:style style:name="co11" style:family="table-column">
      <style:table-column-properties fo:break-before="auto" style:column-width="39.56mm"/>
    </style:style>
    <style:style style:name="co12" style:family="table-column">
      <style:table-column-properties fo:break-before="auto" style:column-width="25.42mm"/>
    </style:style>
    <style:style style:name="co13" style:family="table-column">
      <style:table-column-properties fo:break-before="auto" style:column-width="97.01mm"/>
    </style:style>
    <style:style style:name="co14" style:family="table-column">
      <style:table-column-properties fo:break-before="auto" style:column-width="86.1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8.5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8.87mm" fo:break-before="auto" style:use-optimal-row-height="false"/>
    </style:style>
    <style:style style:name="ro4" style:family="table-row">
      <style:table-row-properties style:row-height="20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6.49mm" fo:break-before="auto" style:use-optimal-row-height="false"/>
    </style:style>
    <style:style style:name="ro7" style:family="table-row">
      <style:table-row-properties style:row-height="7.88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6.12mm" fo:break-before="auto" style:use-optimal-row-height="false"/>
    </style:style>
    <style:style style:name="ro10" style:family="table-row">
      <style:table-row-properties style:row-height="6.9mm" fo:break-before="auto" style:use-optimal-row-height="false"/>
    </style:style>
    <style:style style:name="ro11" style:family="table-row">
      <style:table-row-properties style:row-height="7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mm"/>
    </style:style>
    <style:style style:name="ce1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eeeeee" fo:border="0.06pt solid #000000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transparent" fo:border="none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8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861141"/>
    </style:style>
    <style:style style:name="ce16" style:family="table-cell" style:parent-style-name="Default">
      <style:table-cell-properties fo:background-color="#481d32" style:text-align-source="fix" style:repeat-content="false" fo:border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 fo:color="#b85c00"/>
    </style:style>
    <style:style style:name="T2" style:family="text">
      <style:text-properties fo:color="#b85c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-group>
          <table:table-row table:style-name="ro1">
            <table:table-cell table:style-name="ce6" office:value-type="string" calcext:value-type="string">
              <text:p>ref</text:p>
            </table:table-cell>
            <table:table-cell table:style-name="ce1" office:value-type="string" calcext:value-type="string">
              <text:p>Sexe </text:p>
            </table:table-cell>
            <table:table-cell table:style-name="ce1" office:value-type="string" calcext:value-type="string">
              <text:p>Prénom</text:p>
            </table:table-cell>
            <table:table-cell table:style-name="ce1" office:value-type="string" calcext:value-type="string">
              <text:p>Nom</text:p>
            </table:table-cell>
            <table:table-cell table:style-name="ce1" office:value-type="string" calcext:value-type="string">
              <text:p>Adresse</text:p>
            </table:table-cell>
            <table:table-cell table:style-name="ce28" office:value-type="string" calcext:value-type="string">
              <text:p>problèmes</text:p>
            </table:table-cell>
            <table:table-cell table:style-name="ce16" office:value-type="string" calcext:value-type="string">
              <text:p>Immatriculation</text:p>
            </table:table-cell>
            <table:table-cell table:style-name="ce16" office:value-type="string" calcext:value-type="string">
              <text:p>Marque</text:p>
            </table:table-cell>
            <table:table-cell table:style-name="ce16" office:value-type="string" calcext:value-type="string">
              <text:p>Modèle</text:p>
            </table:table-cell>
            <table:table-cell table:style-name="ce16" office:value-type="string" calcext:value-type="string">
              <text:p>Couleur</text:p>
            </table:table-cell>
            <table:table-cell table:style-name="ce16" office:value-type="string" calcext:value-type="string">
              <text:p>Année de la voiture</text:p>
            </table:table-cell>
            <table:table-cell table:style-name="ce16" office:value-type="string" calcext:value-type="string">
              <text:p>Énergie </text:p>
            </table:table-cell>
            <table:table-cell/>
            <table:table-cell table:style-name="ce17"/>
          </table:table-row>
          <table:table-row table:style-name="ro2">
            <table:table-cell table:style-name="ce7" office:value-type="float" office:value="112" calcext:value-type="float" table:number-columns-spanned="1" table:number-rows-spanned="3">
              <text:p>112</text:p>
            </table:table-cell>
            <table:table-cell table:style-name="ce7" office:value-type="string" calcext:value-type="string" table:number-columns-spanned="1" table:number-rows-spanned="3">
              <text:p>féminin</text:p>
            </table:table-cell>
            <table:table-cell table:style-name="ce7" office:value-type="string" calcext:value-type="string" table:number-columns-spanned="1" table:number-rows-spanned="3">
              <text:p>Arlette</text:p>
            </table:table-cell>
            <table:table-cell table:style-name="ce7" office:value-type="string" calcext:value-type="string" table:number-columns-spanned="1" table:number-rows-spanned="3">
              <text:p>fort</text:p>
            </table:table-cell>
            <table:table-cell table:style-name="ce7" office:value-type="string" calcext:value-type="string" table:number-columns-spanned="1" table:number-rows-spanned="3">
              <text:p><text:span text:style-name="T1">18</text:span><text:span text:style-name="T2"> </text:span>rue des alouettes a olivet</text:p>
            </table:table-cell>
            <table:table-cell table:style-name="ce15"/>
            <table:table-cell table:style-name="ce2" office:value-type="string" calcext:value-type="string">
              <text:p>AB-123-CD</text:p>
            </table:table-cell>
            <table:table-cell table:style-name="ce2" office:value-type="string" calcext:value-type="string">
              <text:p>renault</text:p>
            </table:table-cell>
            <table:table-cell table:style-name="ce2" office:value-type="string" calcext:value-type="string">
              <text:p>zoe</text:p>
            </table:table-cell>
            <table:table-cell table:style-name="ce2" office:value-type="string" calcext:value-type="string">
              <text:p>blanche</text:p>
            </table:table-cell>
            <table:table-cell table:style-name="ce2" office:value-type="float" office:value="2016" calcext:value-type="float">
              <text:p>2016</text:p>
            </table:table-cell>
            <table:table-cell table:style-name="ce2" office:value-type="string" calcext:value-type="string">
              <text:p>électrique</text:p>
            </table:table-cell>
            <table:table-cell/>
            <table:table-cell table:style-name="ce17"/>
          </table:table-row>
          <table:table-row table:style-name="ro3">
            <table:covered-table-cell table:style-name="ce7"/>
            <table:covered-table-cell table:style-name="ce7" office:value-type="string" calcext:value-type="string">
              <text:p>féminin</text:p>
            </table:covered-table-cell>
            <table:covered-table-cell table:style-name="ce7" office:value-type="string" calcext:value-type="string">
              <text:p>arlette</text:p>
            </table:covered-table-cell>
            <table:covered-table-cell table:style-name="ce7" office:value-type="string" calcext:value-type="string">
              <text:p>fort</text:p>
            </table:covered-table-cell>
            <table:covered-table-cell table:style-name="ce7" office:value-type="string" calcext:value-type="string">
              <text:p>15 rue des alouettes a olivet</text:p>
            </table:covered-table-cell>
            <table:table-cell table:style-name="ce15"/>
            <table:table-cell table:style-name="ce2" office:value-type="string" calcext:value-type="string">
              <text:p>1234 AB 45</text:p>
            </table:table-cell>
            <table:table-cell table:style-name="ce2" office:value-type="string" calcext:value-type="string">
              <text:p>citroen</text:p>
            </table:table-cell>
            <table:table-cell table:style-name="ce2" office:value-type="string" calcext:value-type="string">
              <text:p>2 chevaux</text:p>
            </table:table-cell>
            <table:table-cell table:style-name="ce2" office:value-type="string" calcext:value-type="string">
              <text:p>rouge</text:p>
            </table:table-cell>
            <table:table-cell table:style-name="ce2" office:value-type="float" office:value="1986" calcext:value-type="float">
              <text:p>1986</text:p>
            </table:table-cell>
            <table:table-cell table:style-name="ce2" office:value-type="string" calcext:value-type="string">
              <text:p>essence</text:p>
            </table:table-cell>
            <table:table-cell/>
            <table:table-cell table:style-name="ce17"/>
          </table:table-row>
          <table:table-row table:style-name="ro3">
            <table:covered-table-cell table:number-columns-repeated="5" table:style-name="ce7"/>
            <table:table-cell table:style-name="ce15"/>
            <table:table-cell table:style-name="ce2" office:value-type="string" calcext:value-type="string">
              <text:p>EF-678-GH</text:p>
            </table:table-cell>
            <table:table-cell table:style-name="ce2" office:value-type="string" calcext:value-type="string">
              <text:p>renault</text:p>
            </table:table-cell>
            <table:table-cell table:style-name="ce2" office:value-type="string" calcext:value-type="string">
              <text:p>clio</text:p>
            </table:table-cell>
            <table:table-cell table:style-name="ce2" office:value-type="string" calcext:value-type="string">
              <text:p>rouge</text:p>
            </table:table-cell>
            <table:table-cell table:style-name="ce2" office:value-type="float" office:value="2000" calcext:value-type="float">
              <text:p>2000</text:p>
            </table:table-cell>
            <table:table-cell table:style-name="ce2" office:value-type="string" calcext:value-type="string">
              <text:p>essence</text:p>
            </table:table-cell>
            <table:table-cell/>
            <table:table-cell table:style-name="ce17"/>
          </table:table-row>
          <table:table-row table:style-name="ro1">
            <table:table-cell table:style-name="ce8" office:value-type="float" office:value="115" calcext:value-type="float" table:number-columns-spanned="1" table:number-rows-spanned="2">
              <text:p>115</text:p>
            </table:table-cell>
            <table:table-cell table:style-name="ce8" office:value-type="string" calcext:value-type="string" table:number-columns-spanned="1" table:number-rows-spanned="2">
              <text:p>masculin</text:p>
            </table:table-cell>
            <table:table-cell table:style-name="ce8" office:value-type="string" calcext:value-type="string" table:number-columns-spanned="1" table:number-rows-spanned="2">
              <text:p>jean</text:p>
            </table:table-cell>
            <table:table-cell table:style-name="ce8" office:value-type="string" calcext:value-type="string" table:number-columns-spanned="1" table:number-rows-spanned="2">
              <text:p>duprack</text:p>
            </table:table-cell>
            <table:table-cell table:style-name="ce8" office:value-type="string" calcext:value-type="string" table:number-columns-spanned="1" table:number-rows-spanned="2">
              <text:p>12 rue des alouettes a olivet</text:p>
            </table:table-cell>
            <table:table-cell table:style-name="ce15"/>
            <table:table-cell table:style-name="ce3" office:value-type="string" calcext:value-type="string">
              <text:p>AD-234-EF</text:p>
            </table:table-cell>
            <table:table-cell office:value-type="string" calcext:value-type="string">
              <text:p>peugeot</text:p>
            </table:table-cell>
            <table:table-cell table:style-name="ce3" office:value-type="float" office:value="2008" calcext:value-type="float">
              <text:p>2008</text:p>
            </table:table-cell>
            <table:table-cell table:style-name="ce3" office:value-type="string" calcext:value-type="string">
              <text:p>noire</text:p>
            </table:table-cell>
            <table:table-cell table:style-name="ce3" office:value-type="float" office:value="2015" calcext:value-type="float">
              <text:p>2015</text:p>
            </table:table-cell>
            <table:table-cell table:style-name="ce3" office:value-type="string" calcext:value-type="string">
              <text:p>essence</text:p>
            </table:table-cell>
            <table:table-cell/>
            <table:table-cell table:style-name="ce17"/>
          </table:table-row>
          <table:table-row table:style-name="ro1">
            <table:covered-table-cell table:number-columns-repeated="5" table:style-name="ce8"/>
            <table:table-cell table:style-name="ce15"/>
            <table:table-cell table:style-name="ce3" office:value-type="string" calcext:value-type="string">
              <text:p>cd-456-ef</text:p>
            </table:table-cell>
            <table:table-cell office:value-type="string" calcext:value-type="string">
              <text:p>citroen</text:p>
            </table:table-cell>
            <table:table-cell table:style-name="ce3" office:value-type="string" calcext:value-type="string">
              <text:p>c4</text:p>
            </table:table-cell>
            <table:table-cell table:style-name="ce3" office:value-type="string" calcext:value-type="string">
              <text:p>noire</text:p>
            </table:table-cell>
            <table:table-cell table:style-name="ce3" office:value-type="float" office:value="2017" calcext:value-type="float">
              <text:p>2017</text:p>
            </table:table-cell>
            <table:table-cell table:style-name="ce3" office:value-type="string" calcext:value-type="string">
              <text:p>essence</text:p>
            </table:table-cell>
            <table:table-cell/>
            <table:table-cell table:style-name="ce17"/>
          </table:table-row>
          <table:table-row table:style-name="ro1">
            <table:table-cell table:style-name="ce3" office:value-type="float" office:value="116" calcext:value-type="float">
              <text:p>116</text:p>
            </table:table-cell>
            <table:table-cell table:style-name="ce3" office:value-type="string" calcext:value-type="string">
              <text:p>masculin</text:p>
            </table:table-cell>
            <table:table-cell table:style-name="ce3" office:value-type="string" calcext:value-type="string">
              <text:p>pierre</text:p>
            </table:table-cell>
            <table:table-cell table:style-name="ce3" office:value-type="string" calcext:value-type="string">
              <text:p>dumont</text:p>
            </table:table-cell>
            <table:table-cell table:style-name="ce3" office:value-type="string" calcext:value-type="string">
              <text:p>115 rue de belfort a dry</text:p>
            </table:table-cell>
            <table:table-cell table:style-name="ce15"/>
            <table:table-cell table:style-name="ce3"/>
            <table:table-cell/>
            <table:table-cell table:style-name="ce3" table:number-columns-repeated="4"/>
            <table:table-cell/>
            <table:table-cell table:style-name="ce17"/>
          </table:table-row>
          <table:table-row table:style-name="ro1">
            <table:table-cell table:style-name="ce3" office:value-type="float" office:value="118" calcext:value-type="float">
              <text:p>118</text:p>
            </table:table-cell>
            <table:table-cell table:style-name="ce3" office:value-type="string" calcext:value-type="string">
              <text:p>masculin</text:p>
            </table:table-cell>
            <table:table-cell table:style-name="ce3" office:value-type="string" calcext:value-type="string">
              <text:p>pierre</text:p>
            </table:table-cell>
            <table:table-cell table:style-name="ce3" office:value-type="string" calcext:value-type="string">
              <text:p>dumont</text:p>
            </table:table-cell>
            <table:table-cell table:style-name="ce3" office:value-type="string" calcext:value-type="string">
              <text:p>45 route nationale a cercottes</text:p>
            </table:table-cell>
            <table:table-cell table:style-name="ce15"/>
            <table:table-cell table:style-name="ce3" office:value-type="string" calcext:value-type="string">
              <text:p>GH-567-GH</text:p>
            </table:table-cell>
            <table:table-cell office:value-type="string" calcext:value-type="string">
              <text:p>fiat</text:p>
            </table:table-cell>
            <table:table-cell table:style-name="ce3" office:value-type="float" office:value="500" calcext:value-type="float">
              <text:p>500</text:p>
            </table:table-cell>
            <table:table-cell table:style-name="ce3" office:value-type="string" calcext:value-type="string">
              <text:p>rouge</text:p>
            </table:table-cell>
            <table:table-cell table:style-name="ce3" office:value-type="float" office:value="2016" calcext:value-type="float">
              <text:p>2016</text:p>
            </table:table-cell>
            <table:table-cell table:style-name="ce3" office:value-type="string" calcext:value-type="string">
              <text:p>essence</text:p>
            </table:table-cell>
            <table:table-cell/>
            <table:table-cell table:style-name="ce17"/>
          </table:table-row>
          <table:table-row table:style-name="ro4">
            <table:table-cell table:style-name="ce2" office:value-type="float" office:value="114" calcext:value-type="float">
              <text:p>114</text:p>
            </table:table-cell>
            <table:table-cell table:style-name="ce2" office:value-type="string" calcext:value-type="string">
              <text:p>féminin</text:p>
            </table:table-cell>
            <table:table-cell table:style-name="ce2" office:value-type="string" calcext:value-type="string">
              <text:p>odette</text:p>
            </table:table-cell>
            <table:table-cell table:style-name="ce2" office:value-type="string" calcext:value-type="string">
              <text:p>françois</text:p>
            </table:table-cell>
            <table:table-cell table:style-name="ce2" office:value-type="string" calcext:value-type="string">
              <text:p>28 rue des alouettes a olivet</text:p>
            </table:table-cell>
            <table:table-cell table:style-name="ce30" office:value-type="string" calcext:value-type="string">
              <text:p>problème : repetition des infos</text:p>
            </table:table-cell>
            <table:table-cell table:style-name="ce2" office:value-type="string" calcext:value-type="string">
              <text:p>FB-197-BZ</text:p>
            </table:table-cell>
            <table:table-cell table:style-name="ce2" office:value-type="string" calcext:value-type="string">
              <text:p>mercedes</text:p>
            </table:table-cell>
            <table:table-cell table:style-name="ce2" office:value-type="string" calcext:value-type="string">
              <text:p>glc</text:p>
            </table:table-cell>
            <table:table-cell table:style-name="ce2" office:value-type="string" calcext:value-type="string">
              <text:p>violet</text:p>
            </table:table-cell>
            <table:table-cell table:style-name="ce2" office:value-type="float" office:value="2018" calcext:value-type="float">
              <text:p>2018</text:p>
            </table:table-cell>
            <table:table-cell table:style-name="ce2" office:value-type="string" calcext:value-type="string">
              <text:p>diesel</text:p>
            </table:table-cell>
            <table:table-cell table:style-name="ce17"/>
            <table:table-cell/>
          </table:table-row>
          <table:table-row table:style-name="ro1">
            <table:table-cell table:style-name="ce11" office:value-type="string" calcext:value-type="string">
              <text:p>abricot</text:p>
            </table:table-cell>
            <table:table-cell table:style-name="ce4" office:value-type="float" office:value="12" calcext:value-type="float">
              <text:p>12</text:p>
            </table:table-cell>
            <table:table-cell table:style-name="ce4" office:value-type="float" office:value="4" calcext:value-type="float">
              <text:p>4</text:p>
            </table:table-cell>
            <table:table-cell table:style-name="ce4" office:value-type="float" office:value="5" calcext:value-type="float">
              <text:p>5</text:p>
            </table:table-cell>
            <table:table-cell table:style-name="ce4" office:value-type="float" office:value="654" calcext:value-type="float">
              <text:p>654</text:p>
            </table:table-cell>
            <table:table-cell table:style-name="ce30" office:value-type="string" calcext:value-type="string">
              <text:p>erreur de données : pas de verif</text:p>
            </table:table-cell>
            <table:table-cell table:style-name="ce4" office:value-type="string" calcext:value-type="string">
              <text:p>bonjour</text:p>
            </table:table-cell>
            <table:table-cell table:style-name="ce4" office:value-type="float" office:value="45" calcext:value-type="float">
              <text:p>45</text:p>
            </table:table-cell>
            <table:table-cell table:style-name="ce4" office:value-type="float" office:value="64" calcext:value-type="float">
              <text:p>64</text:p>
            </table:table-cell>
            <table:table-cell table:style-name="ce4" office:value-type="float" office:value="5" calcext:value-type="float">
              <text:p>5</text:p>
            </table:table-cell>
            <table:table-cell table:style-name="ce4" office:value-type="string" calcext:value-type="string">
              <text:p>abvc</text:p>
            </table:table-cell>
            <table:table-cell table:style-name="ce4" office:value-type="float" office:value="54" calcext:value-type="float">
              <text:p>54</text:p>
            </table:table-cell>
            <table:table-cell table:style-name="ce17"/>
            <table:table-cell/>
          </table:table-row>
          <table:table-row table:style-name="ro1">
            <table:table-cell table:style-name="ce2" office:value-type="float" office:value="112" calcext:value-type="float">
              <text:p>112</text:p>
            </table:table-cell>
            <table:table-cell table:style-name="ce2" office:value-type="string" calcext:value-type="string">
              <text:p>féminin</text:p>
            </table:table-cell>
            <table:table-cell table:style-name="ce2" office:value-type="string" calcext:value-type="string">
              <text:p>arlette</text:p>
            </table:table-cell>
            <table:table-cell table:style-name="ce2" office:value-type="string" calcext:value-type="string">
              <text:p>fort</text:p>
            </table:table-cell>
            <table:table-cell table:style-name="ce2" office:value-type="string" calcext:value-type="string">
              <text:p>15 rue des alouettes a olivet</text:p>
            </table:table-cell>
            <table:table-cell table:style-name="ce30" office:value-type="string" calcext:value-type="string">
              <text:p>repetition de lignes entiere</text:p>
            </table:table-cell>
            <table:table-cell table:style-name="ce2" office:value-type="string" calcext:value-type="string">
              <text:p>AB-123-CD</text:p>
            </table:table-cell>
            <table:table-cell table:style-name="ce2" office:value-type="string" calcext:value-type="string">
              <text:p>renault</text:p>
            </table:table-cell>
            <table:table-cell table:style-name="ce2" office:value-type="string" calcext:value-type="string">
              <text:p>zoe</text:p>
            </table:table-cell>
            <table:table-cell table:style-name="ce2" office:value-type="string" calcext:value-type="string">
              <text:p>blanche</text:p>
            </table:table-cell>
            <table:table-cell table:style-name="ce2" office:value-type="float" office:value="2016" calcext:value-type="float">
              <text:p>2016</text:p>
            </table:table-cell>
            <table:table-cell table:style-name="ce2" office:value-type="string" calcext:value-type="string">
              <text:p>électrique</text:p>
            </table:table-cell>
            <table:table-cell table:style-name="ce17"/>
            <table:table-cell/>
          </table:table-row>
          <table:table-row table:style-name="ro5">
            <table:table-cell table:style-name="ce3" office:value-type="float" office:value="121" calcext:value-type="float">
              <text:p>121</text:p>
            </table:table-cell>
            <table:table-cell table:style-name="ce3" office:value-type="string" calcext:value-type="string">
              <text:p>masculin</text:p>
            </table:table-cell>
            <table:table-cell table:style-name="ce3" office:value-type="string" calcext:value-type="string">
              <text:p>albert</text:p>
            </table:table-cell>
            <table:table-cell table:style-name="ce3" office:value-type="string" calcext:value-type="string">
              <text:p>dupont</text:p>
            </table:table-cell>
            <table:table-cell table:style-name="ce3" office:value-type="string" calcext:value-type="string">
              <text:p>1254 rue des alouettes a olivet</text:p>
            </table:table-cell>
            <table:table-cell table:style-name="ce30" office:value-type="string" calcext:value-type="string">
              <text:p>meme voiture pour deux personnes</text:p>
            </table:table-cell>
            <table:table-cell table:style-name="ce3" office:value-type="string" calcext:value-type="string">
              <text:p>AB-123-CD</text:p>
            </table:table-cell>
            <table:table-cell office:value-type="string" calcext:value-type="string">
              <text:p>renault</text:p>
            </table:table-cell>
            <table:table-cell table:style-name="ce3" office:value-type="string" calcext:value-type="string">
              <text:p>zoe</text:p>
            </table:table-cell>
            <table:table-cell table:style-name="ce3" office:value-type="string" calcext:value-type="string">
              <text:p>blanche</text:p>
            </table:table-cell>
            <table:table-cell table:style-name="ce3" office:value-type="float" office:value="2016" calcext:value-type="float">
              <text:p>2016</text:p>
            </table:table-cell>
            <table:table-cell table:style-name="ce3" office:value-type="string" calcext:value-type="string">
              <text:p>électrique</text:p>
            </table:table-cell>
            <table:table-cell table:style-name="ce17"/>
            <table:table-cell/>
          </table:table-row>
          <table:table-row table:style-name="ro6">
            <table:table-cell table:style-name="ce3"/>
            <table:table-cell table:style-name="ce3" office:value-type="string" calcext:value-type="string">
              <text:p>masculin</text:p>
            </table:table-cell>
            <table:table-cell table:style-name="ce3" office:value-type="string" calcext:value-type="string">
              <text:p>jean</text:p>
            </table:table-cell>
            <table:table-cell table:style-name="ce3" office:value-type="string" calcext:value-type="string">
              <text:p>duprack</text:p>
            </table:table-cell>
            <table:table-cell table:style-name="ce3" office:value-type="string" calcext:value-type="string">
              <text:p>35 allée verte a orleans</text:p>
            </table:table-cell>
            <table:table-cell table:style-name="ce30" office:value-type="string" calcext:value-type="string">
              <text:p>homonymes ou deux residences et deux voitures ?</text:p>
            </table:table-cell>
            <table:table-cell table:style-name="ce3" office:value-type="string" calcext:value-type="string">
              <text:p>GF-569-LM</text:p>
            </table:table-cell>
            <table:table-cell office:value-type="string" calcext:value-type="string">
              <text:p>volvo</text:p>
            </table:table-cell>
            <table:table-cell table:style-name="ce3" office:value-type="string" calcext:value-type="string">
              <text:p>v40</text:p>
            </table:table-cell>
            <table:table-cell table:style-name="ce3" office:value-type="string" calcext:value-type="string">
              <text:p>verte</text:p>
            </table:table-cell>
            <table:table-cell table:style-name="ce3" office:value-type="float" office:value="2017" calcext:value-type="float">
              <text:p>2017</text:p>
            </table:table-cell>
            <table:table-cell table:style-name="ce3" office:value-type="string" calcext:value-type="string">
              <text:p>essence</text:p>
            </table:table-cell>
            <table:table-cell table:style-name="ce17"/>
            <table:table-cell/>
          </table:table-row>
        </table:table-row-group>
        <table:table-row table:style-name="ro7">
          <table:table-cell/>
          <table:table-cell table:style-name="ce5" table:number-columns-repeated="13"/>
        </table:table-row>
        <table:table-row table:style-name="ro8" table:number-rows-repeated="3">
          <table:table-cell/>
          <table:table-cell table:style-name="ce5" table:number-columns-repeated="13"/>
        </table:table-row>
        <table:table-row table:style-name="ro8">
          <table:table-cell table:number-columns-repeated="7"/>
          <table:table-cell table:style-name="Default"/>
          <table:table-cell table:number-columns-repeated="6"/>
        </table:table-row>
        <table:table-row table:style-name="ro9">
          <table:table-cell table:number-columns-repeated="3"/>
          <table:table-cell table:style-name="ce22" office:value-type="string" calcext:value-type="string">
            <text:p>ref</text:p>
          </table:table-cell>
          <table:table-cell table:style-name="ce22" office:value-type="string" calcext:value-type="string">
            <text:p>Immatriculation</text:p>
          </table:table-cell>
          <table:table-cell table:number-columns-repeated="2"/>
          <table:table-cell table:style-name="ce27"/>
          <table:table-cell table:number-columns-repeated="6"/>
        </table:table-row>
        <table:table-row table:style-name="ro1">
          <table:table-cell table:number-columns-repeated="3"/>
          <table:table-cell table:style-name="ce23" office:value-type="float" office:value="112" calcext:value-type="float" table:number-columns-spanned="1" table:number-rows-spanned="3">
            <text:p>112</text:p>
          </table:table-cell>
          <table:table-cell table:style-name="ce25" office:value-type="string" calcext:value-type="string">
            <text:p>AB-123-CD</text:p>
          </table:table-cell>
          <table:table-cell table:number-columns-repeated="2"/>
          <table:table-cell table:style-name="ce27"/>
          <table:table-cell table:number-columns-repeated="6"/>
        </table:table-row>
        <table:table-row table:style-name="ro10">
          <table:table-cell table:number-columns-repeated="3"/>
          <table:covered-table-cell table:style-name="ce24"/>
          <table:table-cell table:style-name="ce25" office:value-type="string" calcext:value-type="string">
            <text:p>1234 AB 45</text:p>
          </table:table-cell>
          <table:table-cell table:number-columns-repeated="2"/>
          <table:table-cell table:style-name="ce27"/>
          <table:table-cell table:number-columns-repeated="6"/>
        </table:table-row>
        <table:table-row table:style-name="ro2">
          <table:table-cell table:number-columns-repeated="3"/>
          <table:covered-table-cell table:style-name="ce24"/>
          <table:table-cell table:style-name="ce25" office:value-type="string" calcext:value-type="string">
            <text:p>EF-678-GH</text:p>
          </table:table-cell>
          <table:table-cell table:number-columns-repeated="2"/>
          <table:table-cell table:style-name="ce27"/>
          <table:table-cell table:number-columns-repeated="6"/>
        </table:table-row>
        <table:table-row table:style-name="ro11">
          <table:table-cell table:number-columns-repeated="3"/>
          <table:table-cell table:style-name="ce23" office:value-type="float" office:value="115" calcext:value-type="float" table:number-columns-spanned="1" table:number-rows-spanned="2">
            <text:p>115</text:p>
          </table:table-cell>
          <table:table-cell table:style-name="ce25" office:value-type="string" calcext:value-type="string">
            <text:p>AD-234-EF</text:p>
          </table:table-cell>
          <table:table-cell table:number-columns-repeated="2"/>
          <table:table-cell table:style-name="ce27"/>
          <table:table-cell table:number-columns-repeated="6"/>
        </table:table-row>
        <table:table-row table:style-name="ro11">
          <table:table-cell table:number-columns-repeated="3"/>
          <table:covered-table-cell table:style-name="ce24"/>
          <table:table-cell table:style-name="ce25" office:value-type="string" calcext:value-type="string">
            <text:p>cd-456-ef</text:p>
          </table:table-cell>
          <table:table-cell table:number-columns-repeated="2"/>
          <table:table-cell table:style-name="ce27"/>
          <table:table-cell table:number-columns-repeated="6"/>
        </table:table-row>
        <table:table-row table:style-name="ro7">
          <table:table-cell table:number-columns-repeated="3"/>
          <table:table-cell table:style-name="ce25" office:value-type="float" office:value="118" calcext:value-type="float">
            <text:p>118</text:p>
          </table:table-cell>
          <table:table-cell table:style-name="ce25" office:value-type="string" calcext:value-type="string">
            <text:p>GH-567-GH</text:p>
          </table:table-cell>
          <table:table-cell table:number-columns-repeated="2"/>
          <table:table-cell table:style-name="ce27"/>
          <table:table-cell table:number-columns-repeated="6"/>
        </table:table-row>
        <table:table-row table:style-name="ro2">
          <table:table-cell table:number-columns-repeated="3"/>
          <table:table-cell table:style-name="ce26"/>
          <table:table-cell table:style-name="ce27"/>
          <table:table-cell table:number-columns-repeated="2"/>
          <table:table-cell table:style-name="ce27"/>
          <table:table-cell table:number-columns-repeated="6"/>
        </table:table-row>
        <table:table-row table:style-name="ro2">
          <table:table-cell table:number-columns-repeated="7"/>
          <table:table-cell table:style-name="ce27"/>
          <table:table-cell table:number-columns-repeated="6"/>
        </table:table-row>
        <table:table-row table:style-name="ro8" table:number-rows-repeated="4">
          <table:table-cell table:number-columns-repeated="7"/>
          <table:table-cell table:style-name="ce27"/>
          <table:table-cell table:number-columns-repeated="6"/>
        </table:table-row>
        <table:table-row table:style-name="ro8">
          <table:table-cell table:number-columns-repeated="7"/>
          <table:table-cell table:style-name="ce3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12:03:48.690650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1:24:58.154334802</meta:creation-date>
    <dc:date>2019-09-05T12:19:08.842296292</dc:date>
    <meta:editing-duration>PT30M19S</meta:editing-duration>
    <meta:editing-cycles>8</meta:editing-cycles>
    <meta:generator>LibreOffice/6.2.6.2$Linux_X86_64 LibreOffice_project/20$Build-2</meta:generator>
    <meta:document-statistic meta:table-count="1" meta:cell-count="142" meta:object-count="0"/>
  </office:meta>
</office:document-meta>
</file>